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application/x-openoffice-wmf;windows_formatname=&quot;Image WMF&quot;" manifest:full-path="ObjectReplacements/Object 1"/>
  <manifest:file-entry manifest:media-type="application/x-openoffice-wmf;windows_formatname=&quot;Image WMF&quot;" manifest:full-path="ObjectReplacements/Object 9"/>
  <manifest:file-entry manifest:media-type="application/x-openoffice-wmf;windows_formatname=&quot;Image WMF&quot;" manifest:full-path="ObjectReplacements/Object 2"/>
  <manifest:file-entry manifest:media-type=""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10"/>
  <manifest:file-entry manifest:media-type="application/x-openoffice-wmf;windows_formatname=&quot;Image WMF&quot;" manifest:full-path="ObjectReplacements/Object 7"/>
  <manifest:file-entry manifest:media-type="application/x-openoffice-wmf;windows_formatname=&quot;Image WMF&quot;" manifest:full-path="ObjectReplacements/Object 11"/>
  <manifest:file-entry manifest:media-type="application/x-openoffice-wmf;windows_formatname=&quot;Image WMF&quot;" manifest:full-path="ObjectReplacements/Object 8"/>
  <manifest:file-entry manifest:media-type="application/x-openoffice-wmf;windows_formatname=&quot;Image WMF&quot;"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application/vnd.sun.star.oleobject" manifest:full-path="Object 6"/>
  <manifest:file-entry manifest:media-type="application/vnd.sun.star.oleobject" manifest:full-path="Object 10"/>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7" style:family="table">
      <style:table-properties style:width="16.371cm" fo:margin-left="0.249cm" fo:margin-right="0.381cm" table:align="margins" style:may-break-between-rows="false" style:writing-mode="lr-tb"/>
    </style:style>
    <style:style style:name="Taula7.A" style:family="table-column">
      <style:table-column-properties style:column-width="2.937cm" style:rel-column-width="1665*"/>
    </style:style>
    <style:style style:name="Taula7.B" style:family="table-column">
      <style:table-column-properties style:column-width="3.334cm" style:rel-column-width="1890*"/>
    </style:style>
    <style:style style:name="Taula7.C" style:family="table-column">
      <style:table-column-properties style:column-width="3.387cm" style:rel-column-width="1920*"/>
    </style:style>
    <style:style style:name="Taula7.D" style:family="table-column">
      <style:table-column-properties style:column-width="3.36cm" style:rel-column-width="1905*"/>
    </style:style>
    <style:style style:name="Taula7.E" style:family="table-column">
      <style:table-column-properties style:column-width="3.353cm" style:rel-column-width="1901*"/>
    </style:style>
    <style:style style:name="Taula7.1" style:family="table-row">
      <style:table-row-properties style:keep-together="false" fo:keep-together="always"/>
    </style:style>
    <style:style style:name="Taula7.A1"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ula7.A2" style:family="table-cell">
      <style:table-cell-properties style:vertical-align="middle"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ula7.A3"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ula7.A4" style:family="table-cell">
      <style:table-cell-properties style:vertical-align="middle" fo:padding-left="0.123cm" fo:padding-right="0.123cm" fo:padding-top="0cm" fo:padding-bottom="0cm" fo:border="none" style:writing-mode="lr-tb"/>
    </style:style>
    <style:style style:name="Taula7.A5"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P1" style:family="paragraph" style:parent-style-name="Heading_20_9">
      <style:paragraph-properties style:snap-to-layout-grid="false"/>
      <style:text-properties fo:language="ca" fo:country="ES"/>
    </style:style>
    <style:style style:name="P2" style:family="paragraph" style:parent-style-name="Heading_20_1">
      <style:paragraph-properties fo:break-before="pag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Standard">
      <style:text-properties fo:language="ca" fo:country="ES"/>
    </style:style>
    <style:style style:name="P6" style:family="paragraph" style:parent-style-name="Standard">
      <style:paragraph-properties fo:text-align="center" style:justify-single-word="false"/>
      <style:text-properties fo:language="ca" fo:country="ES"/>
    </style:style>
    <style:style style:name="P7" style:family="paragraph" style:parent-style-name="Standard">
      <style:paragraph-properties fo:text-align="start" style:justify-single-word="false"/>
      <style:text-properties fo:language="ca" fo:country="ES"/>
    </style:style>
    <style:style style:name="P8" style:family="paragraph" style:parent-style-name="Standard">
      <style:paragraph-properties style:snap-to-layout-grid="false"/>
      <style:text-properties fo:language="ca" fo:country="ES"/>
    </style:style>
    <style:style style:name="P9" style:family="paragraph" style:parent-style-name="Standard" style:list-style-name="L2">
      <style:text-properties fo:language="ca" fo:country="ES"/>
    </style:style>
    <style:style style:name="P10" style:family="paragraph" style:parent-style-name="Standard" style:list-style-name="L2"/>
    <style:style style:name="T1" style:family="text">
      <style:text-properties style:text-position="sub 58%"/>
    </style:style>
    <style:style style:name="T2" style:family="text">
      <style:text-properties fo:language="ca" fo:country="ES"/>
    </style:style>
    <style:style style:name="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1cm" draw:visible-area-height="0.67cm"/>
    </style:style>
    <style:style style:name="fr2" style:family="graphic" style:parent-style-name="OLE">
      <style:graphic-properties fo:margin-left="0cm" fo:margin-right="0cm" style:vertical-pos="from-top" fo:padding-left="0.28cm" fo:padding-right="0.28cm" fo:padding-top="0.153cm" fo:padding-bottom="0.153cm" fo:border="none" draw:ole-draw-aspect="1" draw:visible-area-top="0cm" draw:visible-area-width="1.799cm" draw:visible-area-height="0.67cm"/>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fo:margin-left="0cm" fo:margin-right="0cm" style:vertical-pos="from-top" fo:padding-left="0.28cm" fo:padding-right="0.28cm" fo:padding-top="0.153cm" fo:padding-bottom="0.153cm" fo:border="none" draw:ole-draw-aspect="1" draw:visible-area-top="0cm" draw:visible-area-width="3.845cm" draw:visible-area-height="1.164cm"/>
    </style:style>
    <style:style style:name="fr5"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45cm" draw:visible-area-height="1.093cm"/>
    </style:style>
    <style:style style:name="fr6" style:family="graphic" style:parent-style-name="OLE">
      <style:graphic-properties fo:margin-left="0cm" fo:margin-right="0cm" style:vertical-pos="from-top" fo:padding-left="0.28cm" fo:padding-right="0.28cm" fo:padding-top="0.153cm" fo:padding-bottom="0.153cm" fo:border="none" draw:ole-draw-aspect="1" draw:visible-area-top="0cm" draw:visible-area-width="3.986cm" draw:visible-area-height="1.093cm"/>
    </style:style>
    <style:style style:name="fr7" style:family="graphic" style:parent-style-name="OLE">
      <style:graphic-properties fo:margin-left="0cm" fo:margin-right="0cm" style:vertical-pos="from-top" fo:padding-left="0.28cm" fo:padding-right="0.28cm" fo:padding-top="0.153cm" fo:padding-bottom="0.153cm" fo:border="none" draw:ole-draw-aspect="1" draw:visible-area-top="0cm" draw:visible-area-width="9.595cm" draw:visible-area-height="0.881cm"/>
    </style:style>
    <style:style style:name="fr8" style:family="graphic" style:parent-style-name="OLE">
      <style:graphic-properties fo:margin-left="0cm" fo:margin-right="0cm" style:vertical-pos="from-top" fo:padding-left="0.28cm" fo:padding-right="0.28cm" fo:padding-top="0.153cm" fo:padding-bottom="0.153cm" fo:border="none" draw:ole-draw-aspect="1" draw:visible-area-top="0cm" draw:visible-area-width="7.02cm" draw:visible-area-height="0.881cm"/>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74cm" draw:visible-area-height="1.164cm"/>
    </style:style>
    <style:style style:name="fr1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465cm" draw:visible-area-height="0.564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526cm" draw:visible-area-height="1.093cm"/>
    </style:style>
    <style:style style:name="fr12" style:family="graphic" style:parent-style-name="OLE">
      <style:graphic-properties fo:margin-left="0cm" fo:margin-right="0cm" style:vertical-pos="from-top" fo:padding-left="0.28cm" fo:padding-right="0.28cm" fo:padding-top="0.153cm" fo:padding-bottom="0.153cm" fo:border="none" draw:ole-draw-aspect="1" draw:visible-area-top="0cm" draw:visible-area-width="7.831cm" draw:visible-area-height="1.34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 nuestro proyecto, emplearemos el modelo básico COCOMO (Constructive Cost Model), el cuál consiste en calcular el esfuerzo y el coste de desarrollo de Software en función del tamaño del problema estimado expresado en LDC (Líneas de Código).</text:p>
      <text:p text:style-name="P5"/>
      <text:p text:style-name="P5">Los modelos COCOMO se definen para tres tipos de Software:</text:p>
      <text:list xml:id="list1665860041783527825" text:style-name="L2">
        <text:list-item>
          <text:p text:style-name="P9">Modo orgánico: son proyectos pequeños y sencillos, dónde trabaja un equipo pequeño con buena experiéncia. Los requisitos (Hardware, Software..) no son muy rígidos.</text:p>
        </text:list-item>
        <text:list-item>
          <text:p text:style-name="P10"><text:span text:style-name="T2">Modo semi-acoblado: se tratan de proyectos intermedios</text:span><text:bookmark text:name="tw-target-text"/><text:span text:style-name="T2"> </text:span>donde los miembros del equipo que trabajan tienen un nivel de experiencia variable. Los requisitos no son muy rígidos.</text:p>
        </text:list-item>
        <text:list-item>
          <text:p text:style-name="P9">Modo empotrado: los desarrolladores trabajan en proyectos generalmente largos, donde los requisitos, el Hardware i el Software son muy restringidos.</text:p>
        </text:list-item>
      </text:list>
      <text:p text:style-name="P5"/>
      <text:p text:style-name="P5">En nuestro caso, estamos hablando de un modo semi-acoblado, ya que se trata de un proyecto medio-grande y un equipo con una experiéncia más o menos heterogenia, con pocas restrinciones de Software y Hardware.</text:p>
      <text:p text:style-name="P5"/>
      <text:p text:style-name="P5">Para la estimación del esfuezo por persona y los meses necesarios para el desarrollo del proyecto, el modelo COCOMO emplea las siguientes formulas:</text:p>
      <text:p text:style-name="P5"/>
      <text:p text:style-name="P6"><draw:frame draw:style-name="fr1" draw:name="Objecte14" text:anchor-type="as-char" svg:y="-1.36cm" svg:width="2.611cm" svg:height="0.67cm" draw:z-index="0"><draw:object-ole xlink:href="./Object 1" xlink:type="simple" xlink:show="embed" xlink:actuate="onLoad"/><draw:image xlink:href="./ObjectReplacements/Object 1" xlink:type="simple" xlink:show="embed" xlink:actuate="onLoad"/><svg:desc>Objeto OLE</svg:desc></draw:frame> <text:s/><draw:frame draw:style-name="fr2" draw:name="Objecte15" text:anchor-type="as-char" svg:y="-1.339cm" svg:width="1.799cm" svg:height="0.67cm" draw:z-index="1"><draw:object-ole xlink:href="./Object 2" xlink:type="simple" xlink:show="embed" xlink:actuate="onLoad"/><draw:image xlink:href="./ObjectReplacements/Object 2" xlink:type="simple" xlink:show="embed" xlink:actuate="onLoad"/><svg:desc>Objeto OLE</svg:desc></draw:frame></text:p>
      <text:p text:style-name="P7">Donde la E indica el esfuezo persona-mes y la D los meses empleados para la realización del proyecto.</text:p>
      <text:p text:style-name="P7"/>
      <text:p text:style-name="P7">Los coeficientes y exponentes vienen dadas por las siguientes constantes:</text:p>
      <text:p text:style-name="P7"/>
      <table:table table:name="Taula7" table:style-name="Taula7">
        <table:table-column table:style-name="Taula7.A"/>
        <table:table-column table:style-name="Taula7.B"/>
        <table:table-column table:style-name="Taula7.C"/>
        <table:table-column table:style-name="Taula7.D"/>
        <table:table-column table:style-name="Taula7.E"/>
        <table:table-row table:style-name="Taula7.1">
          <table:table-cell table:style-name="Taula7.A1" table:number-columns-spanned="5" office:value-type="string">
            <text:p text:style-name="P8">Modelo COCOMO básico</text:p>
          </table:table-cell>
          <table:covered-table-cell/>
          <table:covered-table-cell/>
          <table:covered-table-cell/>
          <table:covered-table-cell/>
        </table:table-row>
        <table:table-row table:style-name="Taula7.1">
          <table:table-cell table:style-name="Taula7.A2" office:value-type="string">
            <text:h text:style-name="P1" text:outline-level="9">Proyecto de SW</text:h>
          </table:table-cell>
          <table:table-cell table:style-name="Taula7.A2" office:value-type="string">
            <text:p text:style-name="P8">a<text:span text:style-name="T1">b</text:span></text:p>
          </table:table-cell>
          <table:table-cell table:style-name="Taula7.A2" office:value-type="string">
            <text:p text:style-name="P8">b<text:span text:style-name="T1">b</text:span></text:p>
          </table:table-cell>
          <table:table-cell table:style-name="Taula7.A2" office:value-type="string">
            <text:p text:style-name="P8">c<text:span text:style-name="T1">b</text:span></text:p>
          </table:table-cell>
          <table:table-cell table:style-name="Taula7.A2" office:value-type="string">
            <text:p text:style-name="P8">d<text:span text:style-name="T1">b</text:span></text:p>
          </table:table-cell>
        </table:table-row>
        <table:table-row table:style-name="Taula7.1">
          <table:table-cell table:style-name="Taula7.A3" office:value-type="string">
            <text:p text:style-name="P8">Orgánico</text:p>
          </table:table-cell>
          <table:table-cell table:style-name="Taula7.A3" office:value-type="string">
            <text:p text:style-name="P8">2’4</text:p>
          </table:table-cell>
          <table:table-cell table:style-name="Taula7.A3" office:value-type="string">
            <text:p text:style-name="P8">1’05</text:p>
          </table:table-cell>
          <table:table-cell table:style-name="Taula7.A3" office:value-type="string">
            <text:p text:style-name="P8">2’5</text:p>
          </table:table-cell>
          <table:table-cell table:style-name="Taula7.A3" office:value-type="string">
            <text:p text:style-name="P8">0’38</text:p>
          </table:table-cell>
        </table:table-row>
        <table:table-row table:style-name="Taula7.1">
          <table:table-cell table:style-name="Taula7.A4" office:value-type="string">
            <text:p text:style-name="P8">Semi-acoblado</text:p>
          </table:table-cell>
          <table:table-cell table:style-name="Taula7.A4" office:value-type="string">
            <text:p text:style-name="P8">3’0</text:p>
          </table:table-cell>
          <table:table-cell table:style-name="Taula7.A4" office:value-type="string">
            <text:p text:style-name="P8">1’12</text:p>
          </table:table-cell>
          <table:table-cell table:style-name="Taula7.A4" office:value-type="string">
            <text:p text:style-name="P8">2’5</text:p>
          </table:table-cell>
          <table:table-cell table:style-name="Taula7.A4" office:value-type="string">
            <text:p text:style-name="P8">0’35</text:p>
          </table:table-cell>
        </table:table-row>
        <table:table-row table:style-name="Taula7.1">
          <table:table-cell table:style-name="Taula7.A5" office:value-type="string">
            <text:p text:style-name="P8">Encastado</text:p>
          </table:table-cell>
          <table:table-cell table:style-name="Taula7.A5" office:value-type="string">
            <text:p text:style-name="P8">3’6</text:p>
          </table:table-cell>
          <table:table-cell table:style-name="Taula7.A5" office:value-type="string">
            <text:p text:style-name="P8">1’20</text:p>
          </table:table-cell>
          <table:table-cell table:style-name="Taula7.A5" office:value-type="string">
            <text:p text:style-name="P8">2’5</text:p>
          </table:table-cell>
          <table:table-cell table:style-name="Taula7.A5" office:value-type="string">
            <text:p text:style-name="P8">0’32</text:p>
          </table:table-cell>
        </table:table-row>
      </table:table>
      <text:p text:style-name="Standard"/>
      <text:p text:style-name="Standard">Que, como indica, varian dependiendo el tipo del modelo. En nuestro caso, como hemos indicado anteriormente, utilizaremos las constantes del modelo semi-acoblado.</text:p>
      <text:h text:style-name="Heading_20_1" text:outline-level="1">Cálculo del esfuerzo, meses i número programadores</text:h>
      <text:p text:style-name="Text_20_body">Para el cálculo del esfuerzo, en primer lugar será necesario el cálculo del KLDC (Peso de Líneas de Código). Para la estimación de las líneas de código, utilizamos la siguiente tabla:</text:p>
      <text:p text:style-name="Text_20_body"><draw:frame draw:style-name="fr3" draw:name="Objeto1" text:anchor-type="paragraph" svg:x="0.977cm" svg:y="0.33cm" svg:width="14.57cm" svg:height="4.517cm" draw:z-index="2"><draw:object xlink:href="./Object 3" xlink:type="simple" xlink:show="embed" xlink:actuate="onLoad"/><draw:image xlink:href="./ObjectReplacements/Object 3" xlink:type="simple" xlink:show="embed" xlink:actuate="onLoad"/></draw:frame></text:p>
      <text:p text:style-name="Text_20_body"><text:soft-page-break/>En la cuál hacemos una aproximación de las LDC necesarias para cada función. Para ello, se calcula la variable de estimación empleando la siguiente formula:</text:p>
      <text:p text:style-name="P3"><draw:frame draw:style-name="fr4" draw:name="Objecte3" text:anchor-type="as-char" svg:y="0cm" svg:width="3.845cm" svg:height="1.164cm" draw:z-index="3"><draw:object-ole xlink:href="./Object 4" xlink:type="simple" xlink:show="embed" xlink:actuate="onLoad"/><draw:image xlink:href="./ObjectReplacements/Object 4" xlink:type="simple" xlink:show="embed" xlink:actuate="onLoad"/><svg:desc>Objeto OLE</svg:desc></draw:frame></text:p>
      <text:p text:style-name="P4">Donde:</text:p>
      <text:p text:style-name="P4">VE → <text:s/>indica el resultado de la variable de estimación</text:p>
      <text:p text:style-name="P4">S<text:span text:style-name="T1">opt</text:span> → líneas de código optimista (mínimo indispensable para que el proyecto funcione).</text:p>
      <text:p text:style-name="P4">S<text:span text:style-name="T1">m</text:span> → líneas de código probable.</text:p>
      <text:p text:style-name="P4">S<text:span text:style-name="T1">pes</text:span> → líneas de código pesimista (número de líneas para que funcione completamente el proyecto.</text:p>
      <text:p text:style-name="P4"/>
      <text:p text:style-name="P4">El peso de las líneas de código final se calcula dividiendo entre 1000 el número de LDC total:</text:p>
      <text:p text:style-name="P3"><draw:frame draw:style-name="fr5" draw:name="Objeto2" text:anchor-type="as-char" svg:y="-0.132cm" svg:width="2.646cm" svg:height="1.094cm" draw:z-index="4"><draw:object-ole xlink:href="./Object 5" xlink:type="simple" xlink:show="embed" xlink:actuate="onLoad"/><draw:image xlink:href="./ObjectReplacements/Object 5" xlink:type="simple" xlink:show="embed" xlink:actuate="onLoad"/><svg:desc>Objeto OLE</svg:desc></draw:frame></text:p>
      <text:p text:style-name="P4">Nuestro KLDC sería el siguiente:</text:p>
      <text:p text:style-name="P3"><draw:frame draw:style-name="fr6" draw:name="Objeto3" text:anchor-type="as-char" svg:y="-0.132cm" svg:width="3.986cm" svg:height="1.094cm" draw:z-index="5"><draw:object-ole xlink:href="./Object 6" xlink:type="simple" xlink:show="embed" xlink:actuate="onLoad"/><draw:image xlink:href="./ObjectReplacements/Object 6" xlink:type="simple" xlink:show="embed" xlink:actuate="onLoad"/><svg:desc>Objeto OLE</svg:desc></draw:frame></text:p>
      <text:p text:style-name="P4"/>
      <text:p text:style-name="P4">A partir de este, podemos calcular el esfuerzo, utilizando las constantes del modelo semi-acoblado:</text:p>
      <text:p text:style-name="P3"><draw:frame draw:style-name="fr7" draw:name="Objeto4" text:anchor-type="as-char" svg:y="-1.36cm" svg:width="9.596cm" svg:height="0.88cm" draw:z-index="6"><draw:object-ole xlink:href="./Object 7" xlink:type="simple" xlink:show="embed" xlink:actuate="onLoad"/><draw:image xlink:href="./ObjectReplacements/Object 7" xlink:type="simple" xlink:show="embed" xlink:actuate="onLoad"/><svg:desc>Objeto OLE</svg:desc></draw:frame></text:p>
      <text:p text:style-name="P4">Ahora, calculamos los meses que hacen faltan para la realización del proyecto (D). Para ello, empleamos la formula mostrada anteriormente utilizando el esfuerzo calculado préviamente i las constantes del modelo semi-acoblado:</text:p>
      <text:p text:style-name="P3"><draw:frame draw:style-name="fr8" draw:name="Objeto5" text:anchor-type="as-char" svg:y="-1.339cm" svg:width="7.02cm" svg:height="0.88cm" draw:z-index="7"><draw:object-ole xlink:href="./Object 8" xlink:type="simple" xlink:show="embed" xlink:actuate="onLoad"/><draw:image xlink:href="./ObjectReplacements/Object 8" xlink:type="simple" xlink:show="embed" xlink:actuate="onLoad"/><svg:desc>Objeto OLE</svg:desc></draw:frame></text:p>
      <text:p text:style-name="P4">Con los datos que hemos conseguido, podemos calcular las personas necesarias para la realización del proyecto de la siguiente manera:</text:p>
      <text:p text:style-name="P4"/>
      <text:p text:style-name="P3"><draw:frame draw:style-name="fr9" draw:name="Objecte39" text:anchor-type="as-char" svg:width="4.974cm" svg:height="1.164cm" draw:z-index="8"><draw:object-ole xlink:href="./Object 9" xlink:type="simple" xlink:show="embed" xlink:actuate="onLoad"/><draw:image xlink:href="./ObjectReplacements/Object 9" xlink:type="simple" xlink:show="embed" xlink:actuate="onLoad"/><svg:desc>Objeto OLE</svg:desc></draw:frame></text:p>
      <text:p text:style-name="P3"/>
      <text:p text:style-name="P4">Suponiendo que el sueldo de un trabajador en nuestra empresa es de 1000 €, podemos calcular el coste total del proyecto según el esfuerzo de las personas/mes, multiplicando este sueldo por los meses y personas implicadas en el proyecto:</text:p>
      <text:p text:style-name="P4"/>
      <text:p text:style-name="P3"><draw:frame draw:style-name="fr10" draw:name="Objeto6" text:anchor-type="as-char" svg:width="11.465cm" svg:height="0.564cm" draw:z-index="9"><draw:object-ole xlink:href="./Object 10" xlink:type="simple" xlink:show="embed" xlink:actuate="onLoad"/><draw:image xlink:href="./ObjectReplacements/Object 10" xlink:type="simple" xlink:show="embed" xlink:actuate="onLoad"/><svg:desc>Objeto OLE</svg:desc></draw:frame></text:p>
      <text:p text:style-name="P4"/>
      <text:p text:style-name="P4"><text:soft-page-break/></text:p>
      <text:h text:style-name="Heading_20_1" text:outline-level="1">Estimación real</text:h>
      <text:p text:style-name="Text_20_body">Si tenemos en cuenta la hipotesis planteada y la situación real del proyecto, nos encontramos en que somos cuatro personas en vez de siete y contamos con un tiempo limitado de aproximadamente tres meses y medio hasta la entrega del proyecto. Si aplicamos las formulas anteriores, podemos obtener la cantidad de KLDC que alcanzaremos:</text:p>
      <text:p text:style-name="Text_20_body"/>
      <text:p text:style-name="P3"><draw:frame draw:style-name="fr11" draw:name="Objeto7" text:anchor-type="as-char" svg:width="6.526cm" svg:height="1.094cm" draw:z-index="10"><draw:object-ole xlink:href="./Object 11" xlink:type="simple" xlink:show="embed" xlink:actuate="onLoad"/><draw:image xlink:href="./ObjectReplacements/Object 11" xlink:type="simple" xlink:show="embed" xlink:actuate="onLoad"/><svg:desc>Objeto OLE</svg:desc></draw:frame></text:p>
      <text:p text:style-name="P4"/>
      <text:p text:style-name="P3"><draw:frame draw:style-name="fr12" draw:name="Objeto8" text:anchor-type="as-char" svg:y="-1.36cm" svg:width="7.832cm" svg:height="1.341cm" draw:z-index="11"><draw:object-ole xlink:href="./Object 12" xlink:type="simple" xlink:show="embed" xlink:actuate="onLoad"/><draw:image xlink:href="./ObjectReplacements/Object 12" xlink:type="simple" xlink:show="embed" xlink:actuate="onLoad"/><svg:desc>Objeto OLE</svg:desc></draw:frame></text:p>
      <text:p text:style-name="P3"/>
      <text:p text:style-name="P4">Por lo tanto, podemos deducir que aproximadamente logaremos un 25% del proyecto (3,5 / 15,75 * 100) con los recursos y tiempos que disponemos.</text:p>
      <text:h text:style-name="P2" text:outline-level="1">Conclusiones</text:h>
      <text:p text:style-name="Text_20_body">Basándonos en los resultados obtenidos en los apartados anteriores, llegamos a la conclusión de que realmente no podemos realizar el 100% del proyecto, por lo tanto nos centraremos en las funciones básicas para que sea mínimamente funcional, y luego si sobra tiempo, intentaremos añadir funciones secundar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9" style:display-name="Heading 9" style:family="paragraph" style:parent-style-name="Standard" style:next-style-name="Standard" style:default-outline-level="9" style:class="text">
      <style:paragraph-properties fo:margin-top="0.212cm" fo:margin-bottom="0cm" fo:line-height="150%">
        <style:tab-stops/>
      </style:paragraph-properties>
      <style:text-properties style:font-name="Times New Roman" fo:language="es" fo:country="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9T16:04:18.65</meta:creation-date>
    <dc:date>2015-02-19T19:35:22.85</dc:date>
    <meta:editing-duration>PT3H30M52S</meta:editing-duration>
    <meta:editing-cycles>25</meta:editing-cycles>
    <meta:generator>OpenOffice/4.1.1$Win32 OpenOffice.org_project/411m6$Build-9775</meta:generator>
    <meta:document-statistic meta:table-count="1" meta:image-count="0" meta:object-count="12" meta:page-count="4" meta:paragraph-count="60" meta:word-count="614" meta:character-count="3898"/>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2" style:family="table-cell" style:parent-style-name="Default">
      <style:table-cell-properties fo:border-bottom="0.002cm solid #000000" fo:background-color="#a5a5a5"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3" style:family="table-cell" style:parent-style-name="Default">
      <style:table-cell-properties fo:border-bottom="0.002cm solid #000000" fo:background-color="#dfdfdf"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4" style:family="table-cell" style:parent-style-name="Default">
      <style:table-cell-properties fo:border-bottom="0.002cm solid #000000" fo:background-color="#b2b2b2"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5" style:family="table-cell" style:parent-style-name="Default">
      <style:text-properties style:font-name="Arial"/>
    </style:style>
    <style:style style:name="ce6" style:family="table-cell" style:parent-style-name="Default">
      <style:table-cell-properties fo:border-bottom="0.002cm solid #000000" fo:background-color="#a5a5a5"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7" style:family="table-cell" style:parent-style-name="Default" style:data-style-name="N3">
      <style:table-cell-properties fo:border-bottom="0.002cm solid #000000" fo:background-color="#dfdfdf"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8" style:family="table-cell" style:parent-style-name="Default" style:data-style-name="N3">
      <style:table-cell-properties fo:border-bottom="0.002cm solid #000000" fo:background-color="#b2b2b2"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office:automatic-styles>
  <office:body>
    <office:spreadsheet>
      <table:table table:name="Estimació KDLC i PF" table:style-name="ta1" table:print="false">
        <table:table-column table:style-name="co1" table:default-cell-style-name="ce3"/>
        <table:table-column table:style-name="co2" table:default-cell-style-name="ce7"/>
        <table:table-row table:style-name="ro1">
          <table:table-cell table:style-name="ce1" office:value-type="string" table:number-columns-spanned="2" table:number-rows-spanned="1">
            <text:p>Taula d’estimació del mètode d’LDC</text:p>
          </table:table-cell>
          <table:covered-table-cell table:style-name="ce5"/>
        </table:table-row>
        <table:table-row table:style-name="ro1">
          <table:table-cell table:style-name="ce2" office:value-type="string">
            <text:p>Funció</text:p>
          </table:table-cell>
          <table:table-cell table:style-name="ce6" office:value-type="string">
            <text:p>LDC estimada</text:p>
          </table:table-cell>
        </table:table-row>
        <table:table-row table:style-name="ro1">
          <table:table-cell office:value-type="string">
            <text:p>Interfície usuari (Vista)</text:p>
          </table:table-cell>
          <table:table-cell office:value-type="float" office:value="3000">
            <text:p>3.000</text:p>
          </table:table-cell>
        </table:table-row>
        <table:table-row table:style-name="ro1">
          <table:table-cell office:value-type="string">
            <text:p>Controller</text:p>
          </table:table-cell>
          <table:table-cell office:value-type="float" office:value="6000">
            <text:p>6.000</text:p>
          </table:table-cell>
        </table:table-row>
        <table:table-row table:style-name="ro1">
          <table:table-cell office:value-type="string">
            <text:p>Classes</text:p>
          </table:table-cell>
          <table:table-cell office:value-type="float" office:value="1250">
            <text:p>1.250</text:p>
          </table:table-cell>
        </table:table-row>
        <table:table-row table:style-name="ro1">
          <table:table-cell office:value-type="string">
            <text:p>Gestió de base de dades</text:p>
          </table:table-cell>
          <table:table-cell office:value-type="float" office:value="1500">
            <text:p>1.500</text:p>
          </table:table-cell>
        </table:table-row>
        <table:table-row table:style-name="ro1">
          <table:table-cell office:value-type="string">
            <text:p>Estilos</text:p>
          </table:table-cell>
          <table:table-cell office:value-type="float" office:value="4000">
            <text:p>4.000</text:p>
          </table:table-cell>
        </table:table-row>
        <table:table-row table:style-name="ro1" table:number-rows-repeated="2">
          <table:table-cell table:number-columns-repeated="2"/>
        </table:table-row>
        <table:table-row table:style-name="ro1">
          <table:table-cell table:style-name="ce4" office:value-type="string">
            <text:p><text:s/></text:p>
          </table:table-cell>
          <table:table-cell table:style-name="ce8" table:formula="of:=SUM([.B3:.B9])" office:value-type="float" office:value="15750">
            <text:p>15.75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9">19/02/2015</text:date>, <text:time>16:46:08</text:time></text:p>
        </style:region-right>
      </style:header>
      <style:header-left style:display="false"/>
      <style:footer>
        <text:p>Page <text:page-number>1</text:page-number> / <text:page-count>99</text:page-count></text:p>
      </style:footer>
      <style:footer-left style:display="false"/>
    </style:master-page>
  </office:master-styles>
</office:document-styles>
</file>